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officeooo:rsid="001944a8" officeooo:paragraph-rsid="001944a8"/>
    </style:style>
    <style:style style:name="P4" style:family="paragraph" style:parent-style-name="Standard">
      <style:text-properties fo:language="en" fo:country="US" officeooo:rsid="001bb2e9" officeooo:paragraph-rsid="001bb2e9"/>
    </style:style>
    <style:style style:name="P5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6" style:family="paragraph" style:parent-style-name="Standard">
      <style:text-properties fo:language="en" fo:country="US" officeooo:rsid="001ccaad" officeooo:paragraph-rsid="001ccaad"/>
    </style:style>
    <style:style style:name="P7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8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language="en" fo:country="US" officeooo:rsid="001944a8" officeooo:paragraph-rsid="001944a8"/>
    </style:style>
    <style:style style:name="P11" style:family="paragraph" style:parent-style-name="Standard" style:list-style-name="L3">
      <style:text-properties fo:language="en" fo:country="US" officeooo:rsid="001944a8" officeooo:paragraph-rsid="001944a8"/>
    </style:style>
    <style:style style:name="P12" style:family="paragraph" style:parent-style-name="Standard" style:list-style-name="L3">
      <style:text-properties fo:language="en" fo:country="US" officeooo:rsid="001b42da" officeooo:paragraph-rsid="001b42da"/>
    </style:style>
    <style:style style:name="P13" style:family="paragraph" style:parent-style-name="Standard" style:list-style-name="L4">
      <style:text-properties fo:language="en" fo:country="US" officeooo:rsid="001bb2e9" officeooo:paragraph-rsid="001bb2e9"/>
    </style:style>
    <style:style style:name="P14" style:family="paragraph" style:parent-style-name="Standard" style:list-style-name="L5">
      <style:text-properties fo:language="en" fo:country="US" officeooo:rsid="001bb2e9" officeooo:paragraph-rsid="001bb2e9"/>
    </style:style>
    <style:style style:name="P15" style:family="paragraph" style:parent-style-name="Standard" style:list-style-name="L6">
      <style:text-properties fo:language="en" fo:country="US" officeooo:rsid="001bb2e9" officeooo:paragraph-rsid="001bb2e9"/>
    </style:style>
    <style:style style:name="P16" style:family="paragraph" style:parent-style-name="Standard" style:list-style-name="L4">
      <style:text-properties fo:language="en" fo:country="US" officeooo:rsid="001ccaad" officeooo:paragraph-rsid="001ccaad"/>
    </style:style>
    <style:style style:name="P17" style:family="paragraph" style:parent-style-name="Standard" style:list-style-name="L6">
      <style:text-properties fo:language="en" fo:country="US" officeooo:rsid="001ccaad" officeooo:paragraph-rsid="001ccaad"/>
    </style:style>
    <style:style style:name="P18" style:family="paragraph" style:parent-style-name="Standard" style:list-style-name="L7">
      <style:text-properties fo:language="en" fo:country="US" officeooo:rsid="001ccaad" officeooo:paragraph-rsid="001ccaad"/>
    </style:style>
    <style:style style:name="P19" style:family="paragraph" style:parent-style-name="Standard" style:list-style-name="L8">
      <style:text-properties fo:language="en" fo:country="US" officeooo:rsid="001ccaad" officeooo:paragraph-rsid="001ccaad"/>
    </style:style>
    <style:style style:name="P20" style:family="paragraph" style:parent-style-name="Standard" style:list-style-name="L6">
      <style:text-properties fo:language="en" fo:country="US" officeooo:rsid="0021d6ca" officeooo:paragraph-rsid="0021d6ca"/>
    </style:style>
    <style:style style:name="P21" style:family="paragraph" style:parent-style-name="Standard">
      <style:text-properties fo:language="en" fo:country="US" officeooo:rsid="0022dc24" officeooo:paragraph-rsid="0022dc24"/>
    </style:style>
    <style:style style:name="P22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6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7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officeooo:rsid="001ccaa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officeooo:rsid="0020dd55"/>
    </style:style>
    <style:style style:name="T5" style:family="text">
      <style:text-properties officeooo:rsid="0021d6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1619369812213842723" text:style-name="L1">
        <text:list-item>
          <text:p text:style-name="P22">Only when user has administration rights</text:p>
        </text:list-item>
        <text:list-item>
          <text:p text:style-name="P22">Add user</text:p>
        </text:list-item>
        <text:list-item>
          <text:p text:style-name="P22">Add rights</text:p>
        </text:list-item>
        <text:list-item>
          <text:p text:style-name="P22">Edit user</text:p>
        </text:list-item>
        <text:list-item>
          <text:p text:style-name="P22">Delete user</text:p>
        </text:list-item>
        <text:list-item>
          <text:p text:style-name="P22">Delete <text:span text:style-name="T4">user </text:span>only when no route posted</text:p>
        </text:list-item>
        <text:list-item>
          <text:p text:style-name="P22">Log in</text:p>
        </text:list-item>
        <text:list-item>
          <text:p text:style-name="P22">Log out</text:p>
        </text:list-item>
        <text:list-item>
          <text:p text:style-name="P23">Validate form and display error message</text:p>
        </text:list-item>
      </text:list>
      <text:p text:style-name="P3"/>
      <text:p text:style-name="P3">Posting routes</text:p>
      <text:list xml:id="list8911151274031485472" text:style-name="L2">
        <text:list-item>
          <text:p text:style-name="P25"><text:span text:style-name="T2">Only w</text:span>hen has posting rights</text:p>
        </text:list-item>
        <text:list-item>
          <text:p text:style-name="P25">Add route</text:p>
        </text:list-item>
        <text:list-item>
          <text:p text:style-name="P25">Edit route</text:p>
        </text:list-item>
        <text:list-item>
          <text:p text:style-name="P25">upload new gpx file</text:p>
        </text:list-item>
        <text:list-item>
          <text:p text:style-name="P25">delete route</text:p>
        </text:list-item>
        <text:list-item>
          <text:p text:style-name="P25">display list of uploaded hiking routes</text:p>
        </text:list-item>
        <text:list-item>
          <text:p text:style-name="P24">Validate form and display error message</text:p>
        </text:list-item>
      </text:list>
      <text:p text:style-name="P7"/>
      <text:list xml:id="list214221362543352" text:continue-numbering="true" text:style-name="L2">
        <text:list-header>
          <text:p text:style-name="P10"/>
        </text:list-header>
      </text:list>
      <text:p text:style-name="P3">Display route</text:p>
      <text:list xml:id="list2445632102158216016" text:style-name="L3">
        <text:list-item>
          <text:p text:style-name="P11">Display list of all uploaded routes </text:p>
        </text:list-item>
        <text:list-item>
          <text:p text:style-name="P12">Display route</text:p>
          <text:list>
            <text:list-item>
              <text:p text:style-name="P26">Edit controls when allowed to edit (owner of administrator)</text:p>
            </text:list-item>
            <text:list-item>
              <text:p text:style-name="P26">Title</text:p>
            </text:list-item>
            <text:list-item>
              <text:p text:style-name="P12"><text:span text:style-name="T3">Map</text:span> </text:p>
            </text:list-item>
            <text:list-item>
              <text:p text:style-name="P27">User <text:span text:style-name="T4">name </text:span></text:p>
            </text:list-item>
            <text:list-item>
              <text:p text:style-name="P27">upload date</text:p>
            </text:list-item>
          </text:list>
        </text:list-item>
      </text:list>
      <text:p text:style-name="P3"/>
      <text:p text:style-name="P4">Cleanup:</text:p>
      <text:list xml:id="list4237326397340011428" text:style-name="L4">
        <text:list-item>
          <text:p text:style-name="P13">Cleaning default generated Laveral code</text:p>
          <text:list>
            <text:list-item>
              <text:p text:style-name="P13">Register page</text:p>
            </text:list-item>
            <text:list-item>
              <text:p text:style-name="P13">Password forgot</text:p>
            </text:list-item>
          </text:list>
        </text:list-item>
        <text:list-item>
          <text:p text:style-name="P16">Improve layout</text:p>
        </text:list-item>
      </text:list>
      <text:p text:style-name="P3"/>
      <text:p text:style-name="P8"/>
      <text:p text:style-name="P2">Version 0.02 - <text:s/>Make it usable</text:p>
      <text:p text:style-name="P5">Date: 08-03-2017</text:p>
      <text:p text:style-name="P4"/>
      <text:p text:style-name="P4">User administration</text:p>
      <text:list xml:id="list6068120003864186198" text:style-name="L5">
        <text:list-item>
          <text:p text:style-name="P14">Nick name</text:p>
        </text:list-item>
        <text:list-item>
          <text:p text:style-name="P14">Edit profile</text:p>
        </text:list-item>
        <text:list-item>
          <text:p text:style-name="P14">Disable user (only administrator)</text:p>
        </text:list-item>
      </text:list>
      <text:p text:style-name="P21"/>
      <text:p text:style-name="P4"/>
      <text:p text:style-name="P4"><text:span text:style-name="T5">R</text:span>outes</text:p>
      <text:list xml:id="list1818036445218623393" text:style-name="L6">
        <text:list-item>
          <text:p text:style-name="P15">Publish flag</text:p>
        </text:list-item>
        <text:list-item>
          <text:p text:style-name="P15">Uploading: First upload gpx and the edit details</text:p>
        </text:list-item>
        <text:list-item>
          <text:p text:style-name="P17">Detailed route description</text:p>
        </text:list-item>
        <text:list-item>
          <text:p text:style-name="P17">upload photo’s</text:p>
        </text:list-item>
        <text:list-item>
          <text:p text:style-name="P17">Calculate distance</text:p>
        </text:list-item>
        <text:list-item>
          <text:p text:style-name="P17">Store route details in table</text:p>
        </text:list-item>
        <text:list-item>
          <text:p text:style-name="P17">Getting Store route recording time</text:p>
        </text:list-item>
        <text:list-item>
          <text:p text:style-name="P20">Get routes from user:Start and number <text:s/>parameter</text:p>
          <text:p text:style-name="P15"/>
        </text:list-item>
      </text:list>
      <text:p text:style-name="P6">Display routes</text:p>
      <text:p text:style-name="P6"/>
      <text:list xml:id="list6253631107217345853" text:style-name="L7">
        <text:list-item>
          <text:p text:style-name="P18">Search route</text:p>
        </text:list-item>
        <text:list-item>
          <text:p text:style-name="P18">Nearest <text:s/>route</text:p>
        </text:list-item>
      </text:list>
      <text:p text:style-name="P6"/>
      <text:p text:style-name="P6">Others:</text:p>
      <text:list xml:id="list7240086668494076682" text:style-name="L8">
        <text:list-item>
          <text:p text:style-name="P19">Figure out how to install</text:p>
        </text:list-item>
        <text:list-item>
          <text:p text:style-name="P19">Unit /auto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2-15T21:42:19.508558973</dc:date>
    <meta:editing-duration>PT5H30M7S</meta:editing-duration>
    <meta:editing-cycles>11</meta:editing-cycles>
    <meta:generator>LibreOffice/5.2.3.3$Linux_X86_64 LibreOffice_project/20m0$Build-3</meta:generator>
    <meta:document-statistic meta:table-count="0" meta:image-count="0" meta:object-count="0" meta:page-count="2" meta:paragraph-count="56" meta:word-count="217" meta:character-count="1125" meta:non-whitespace-character-count="998"/>
  </office:meta>
</office:document-meta>
</file>